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1">
              <text:list-item>
                <text:p>The paper introduces a new optimization-based method that enables multiple drone to fly in a formation while also avoiding obstacles in dense environmen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10.129cm" svg:x="2.801cm" svg:y="4.339cm" presentation:class="subtitle" presentation:user-transformed="true">
          <draw:text-box>
            <text:p text:style-name="P2">Hexagon formation (7 drones) flying through obstacles.</text:p>
            <text:p text:style-name="P2"/>
            <text:p text:style-name="P2">Tetrahedron formation (3D) passing a narrow corridor.</text:p>
            <text:p text:style-name="P2"/>
            <text:p text:style-name="P2">Heart-shaped 10-drone formation navigating dense forest-like environment.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0T09:51:11.784551585</meta:creation-date>
    <dc:date>2025-12-10T10:02:32.245693226</dc:date>
    <meta:editing-duration>PT10S</meta:editing-duration>
    <meta:editing-cycles>1</meta:editing-cycles>
    <meta:document-statistic meta:object-count="33"/>
    <meta:generator>LibreOffice/7.3.7.2$Linux_X86_64 LibreOffice_project/30$Build-2</meta:generator>
  </office:meta>
</office:document-meta>
</file>